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ac69" officeooo:paragraph-rsid="0011ac69"/>
    </style:style>
    <style:style style:name="P2" style:family="paragraph" style:parent-style-name="Standard">
      <style:text-properties officeooo:rsid="0011ac69" officeooo:paragraph-rsid="0013a546"/>
    </style:style>
    <style:style style:name="P3" style:family="paragraph" style:parent-style-name="Standard">
      <style:text-properties officeooo:paragraph-rsid="0011ac69"/>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rsid="0011ac69" officeooo:paragraph-rsid="0011ac69" style:font-weight-asian="bold" style:font-weight-complex="bold"/>
    </style:style>
    <style:style style:name="P6" style:family="paragraph" style:parent-style-name="Standard">
      <style:text-properties fo:font-weight="normal" officeooo:rsid="0011ac69" officeooo:paragraph-rsid="0011ac69" style:font-weight-asian="normal" style:font-weight-complex="normal"/>
    </style:style>
    <style:style style:name="P7" style:family="paragraph" style:parent-style-name="Standard">
      <style:text-properties fo:font-weight="normal" officeooo:rsid="0011ac69" officeooo:paragraph-rsid="0013a546" style:font-weight-asian="normal" style:font-weight-complex="normal"/>
    </style:style>
    <style:style style:name="T1" style:family="text">
      <style:text-properties officeooo:rsid="0011ac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Modual Cytpo Wallet Platform</text:p>
      <text:p text:style-name="P5"/>
      <text:p text:style-name="P5">The Crytop Wallt Platform is an eco-system that is made up of several functional parts and protocols that will allow users to manange and interact with their crypto assests, through a web interface or a dedicated smart phone application in a user friendly way. Both the web interface and the app will use a shared code base and api to the wallet platform functionality.</text:p>
      <text:p text:style-name="P5">Users of the platform will be able to access multipul preconfigured blockchains in a user friendly way. The package modual system withing the wallet platform will allow the users to install and manage pre built packages that will allow users to access community contributed content based services, these being crypto servcies for payments, investment, and per to peer communitations within the wallet platform.</text:p>
      <text:p text:style-name="P5"/>
      <text:p text:style-name="P5"/>
      <text:p text:style-name="P5">All the services and package will be provided by developers and service providers, they will preconfigure these using standard methods, and this will allow them to offer their services and package applicatios through the wallet platform. For providing these services and applications the contributers will earn rewards.</text:p>
      <text:p text:style-name="P5"/>
      <text:p text:style-name="P5">Justification for having service providers and application developers contributions;</text:p>
      <text:p text:style-name="P5">https://www.zerohedge.com/crypto/whats-ailing-spotify - network commitment why??? a solution maybe</text:p>
      <text:p text:style-name="P5">Need to build up usful functions (p2p coms, content access and distribution, smart contrcat interface, crypto chain data access, crypto investment access) to make sure users have attachemnt to the wallet as there are many options out there. </text:p>
      <text:p text:style-name="P5">Need to atract service providers, so as to allow wallet access to decentralised servcies and to incentivise the service providers with rewards to provide these services and to help creat a dedicated user base with an interest in the ecosystem growing and thriving.</text:p>
      <text:p text:style-name="P5">Need to atract developers, to create and them to get rewards for their work through the wallt platform. Agine helping to build a active user base that has an interst in the wallet p-latfom growing and creating revenue for their work.</text:p>
      <text:p text:style-name="P5"/>
      <text:p text:style-name="P5">What should be focuse of development?</text:p>
      <text:p text:style-name="P5">* Secure payments</text:p>
      <text:p text:style-name="P5">* package manangement</text:p>
      <text:p text:style-name="P5">* web services</text:p>
      <text:p text:style-name="P5">* p2p coms</text:p>
      <text:p text:style-name="P5">* key security</text:p>
      <text:p text:style-name="P5">* crypto management</text:p>
      <text:p text:style-name="P5">* crypto investemnts</text:p>
      <text:p text:style-name="P5"/>
      <text:p text:style-name="P5"/>
      <text:p text:style-name="P5">The basic function of the wallet is to do the following</text:p>
      <text:p text:style-name="P5"/>
      <text:p text:style-name="P5">* Generate and Manage Priavte Keys</text:p>
      <text:p text:style-name="P5">* Hold Crypto Assests</text:p>
      <text:p text:style-name="P5">* Secure Crypto Payments</text:p>
      <text:p text:style-name="P5">* Peer to Peer Networking</text:p>
      <text:p text:style-name="P5">* Decentralised Web Services</text:p>
      <text:p text:style-name="P5">* Module Functionality for the Creation, Deployment, and Management of wallet modules</text:p>
      <text:p text:style-name="P5"/>
      <text:p text:style-name="P5">Basic Wallet functionality ;</text:p>
      <text:p text:style-name="P5"><text:soft-page-break/></text:p>
      <text:p text:style-name="P5">Key management, security and settings</text:p>
      <text:p text:style-name="P5">Wallet application package management</text:p>
      <text:p text:style-name="P5"/>
      <text:p text:style-name="P5">Key management, security and settings</text:p>
      <text:p text:style-name="P5">* create</text:p>
      <text:p text:style-name="P5">* import</text:p>
      <text:p text:style-name="P5">* manage</text:p>
      <text:p text:style-name="P5">* security (recover, backup, share, security tools)</text:p>
      <text:p text:style-name="P5"/>
      <text:p text:style-name="P5">Wallet application package management</text:p>
      <text:p text:style-name="P5">* create a new package (admin function)</text:p>
      <text:p text:style-name="P5">* manage a package (admin function)</text:p>
      <text:p text:style-name="P5">* install</text:p>
      <text:p text:style-name="P5">* remove</text:p>
      <text:p text:style-name="P5">* manage</text:p>
      <text:p text:style-name="P5"/>
      <text:p text:style-name="P5">Crypto asset management</text:p>
      <text:p text:style-name="P5">* transfer</text:p>
      <text:p text:style-name="P5">* manage</text:p>
      <text:p text:style-name="P5">* bridge to</text:p>
      <text:p text:style-name="P5">* bridge from</text:p>
      <text:p text:style-name="P5">* logs</text:p>
      <text:p text:style-name="P5"/>
      <text:p text:style-name="P5">P2P wallet network</text:p>
      <text:p text:style-name="P5">* payment</text:p>
      <text:p text:style-name="P5">* names</text:p>
      <text:p text:style-name="P5"/>
      <text:p text:style-name="P5">web service</text:p>
      <text:p text:style-name="P5">* comms (message, share, video)</text:p>
      <text:p text:style-name="P5">* config</text:p>
      <text:p text:style-name="P5"/>
      <text:p text:style-name="P5">Crypto assest investment</text:p>
      <text:p text:style-name="P5">* stake</text:p>
      <text:p text:style-name="P5">* mine</text:p>
      <text:p text:style-name="P5">* funds</text:p>
      <text:p text:style-name="P5">* manage</text:p>
      <text:p text:style-name="P5"/>
      <text:p text:style-name="P5">Smart Contract abi Interface</text:p>
      <text:p text:style-name="P5">* import smart contracts</text:p>
      <text:p text:style-name="P5">* manage smart contracts</text:p>
      <text:p text:style-name="P5">* smart contracts usage logs</text:p>
      <text:p text:style-name="P5"/>
      <text:p text:style-name="P5">Web Service</text:p>
      <text:p text:style-name="P5">* consum service</text:p>
      <text:p text:style-name="P5">* publish service</text:p>
      <text:p text:style-name="P5">* serverless application deployment</text:p>
      <text:p text:style-name="P5">* serverless api</text:p>
      <text:p text:style-name="P5">* serverless application scripting toolkit</text:p>
      <text:p text:style-name="P5"/>
      <text:p text:style-name="P5"/>
      <text:p text:style-name="P5">Modular Wallet Wallet Stack</text:p>
      <text:p text:style-name="P5"><text:soft-page-break/>keys</text:p>
      <text:p text:style-name="P5">networks</text:p>
      <text:p text:style-name="P5">services</text:p>
      <text:p text:style-name="P5">contract abi interface</text:p>
      <text:p text:style-name="P5">P2P networ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troduction</text:p>
      <text:p text:style-name="P1"/>
      <text:p text:style-name="Standard">Web3 applications and wallets are focused on the more technical user just now, you need a level of technical knowlege to leverage these oppertunites just now so that you understand the risk and potials of the technolgy using a web3 decentralised approch. You do not need to be a computer scientist or engineer, but you do need to understand the key ideas and technolgies so that you interact and beifit from them now.</text:p>
      <text:p text:style-name="Standard"/>
      <text:p text:style-name="Standard">An example of this is that many people use meta mask which is a good usfull producti to manage your private keys and interactions with a given blockchain, but the target audiance has to understand the setup and confirguration of this before they even get into the opertunities that this tool gives them access to. Application developers have also leveaged wallet techology like meta mask, and provide interfaces that allow you interact withe their ecosystem functionality using a third party wallet. I think this has benifts and drawbacks. The benifits being that developers can create interfaces to their web3 functionality without having to worry about the key management side of the development equation. This as I see it is barrier to adoption by non technical users as users will have to invest the time and effort to understand and then leverage these technologies to use the web3 resouerces. There is not much in the way of support for the users to be helped along the way and believe this is slowing adoption.</text:p>
      <text:p text:style-name="Standard"/>
      <text:p text:style-name="Standard">The wallet platform aims to address these short commings by by levelaging simple basic techniques to generate, secure, manage your keys, and make secure private payments. Adding to this a secure private peer to peer network with a cloud based services architecure, smart contract abi interface for importing already deployed smart contracts on any evm compable blockchain, and a modular package system that can be used to script and bring together the feature to create user interfaces in a simple and intuative way.</text:p>
      <text:p text:style-name="Standard"/>
      <text:p text:style-name="Standard"><text:s/>there has been little development focusing on the enabling the casual user to access and gain the benits of these techologies. Wether that is payments, communication, and or access to shared compute resources. Not to mention al many of the other use cases that are currently avaiable in the web2 world, such as ecommerce, ticketing, events, delivery, sharing and earning though inveastments with you saved or spare assets. These assest could be cryto currency that could be depoyed into a system that would earn a passive income, or from a spare computer and network resources that you may have available that could rean you rewards for the leasing of the usage of these resources.</text:p>
      <text:p text:style-name="P3">------------------------------------------------------------------</text:p>
      <text:p text:style-name="Standard"/>
      <text:p text:style-name="P4"><text:span text:style-name="T1">C</text:span>ore <text:span text:style-name="T1">F</text:span>unction <text:span text:style-name="T1">(Phase 1 functionality)</text:span></text:p>
      <text:p text:style-name="Standard"/>
      <text:p text:style-name="Standard">The core function, features and services list below will make up the basic servcies and features are described below, they will be used to plan the development work that will be required to create the phase 1 functionality. </text:p>
      <text:p text:style-name="Standard"/>
      <text:p text:style-name="Standard">Key service</text:p>
      <text:p text:style-name="Standard">- secure private payments</text:p>
      <text:p text:style-name="Standard">- blockchain tx interface, covering base chains (eth, polygon, other l2(optimisum, zkEVM))</text:p>
      <text:p text:style-name="Standard">- ERC20 interaction</text:p>
      <text:p text:style-name="Standard">- ERC721 interaction</text:p>
      <text:p text:style-name="Standard"/>
      <text:p text:style-name="Standard">data service </text:p>
      <text:p text:style-name="Standard">- secure storage of user data</text:p>
      <text:p text:style-name="Standard">- access and interaction to main ethereum chain data and end point</text:p>
      <text:p text:style-name="Standard"><text:soft-page-break/>- access and interaction to polygon chain data and end point</text:p>
      <text:p text:style-name="Standard">- access and interaction to other (optimisum, zkEVM) layer 2 chain data and end point</text:p>
      <text:p text:style-name="Standard"/>
      <text:p text:style-name="Standard">p2p network service</text:p>
      <text:p text:style-name="Standard">- publish content</text:p>
      <text:p text:style-name="Standard">- access content</text:p>
      <text:p text:style-name="Standard"/>
      <text:p text:style-name="Standard">smart contract abi interface service</text:p>
      <text:p text:style-name="Standard">- setup and confirgure of published smart contract functionality</text:p>
      <text:p text:style-name="Standard">- interacte with public published smart contract </text:p>
      <text:p text:style-name="Standard"/>
      <text:p text:style-name="Standard">package management service</text:p>
      <text:p text:style-name="Standard">- publish package </text:p>
      <text:p text:style-name="Standard">- search avaiable package</text:p>
      <text:p text:style-name="Standard">- install package</text:p>
      <text:p text:style-name="Standard"/>
      <text:p text:style-name="Standard">Interface development for all user facing functionality</text:p>
      <text:p text:style-name="Standard">- Wallet Interface</text:p>
      <text:p text:style-name="Standard">- Page Interface</text:p>
      <text:p text:style-name="Standard">- Developer Interface</text:p>
      <text:p text:style-name="Standard">- Servcie Provider Interface</text:p>
      <text:p text:style-name="Standard"/>
      <text:p text:style-name="Standard">Services and Interface Intergateion and testing</text:p>
      <text:p text:style-name="Standard">- unit tests developed as the individual features in the code base are built </text:p>
      <text:p text:style-name="Standard">- end to end integration and testing when new features are added or modified</text:p>
      <text:p text:style-name="Standard"/>
      <text:p text:style-name="P3">------------------------------------------------------------------</text:p>
      <text:p text:style-name="Standard"/>
      <text:p text:style-name="P5">Extended Function (phase 2 funtionality)</text:p>
      <text:p text:style-name="P5"/>
      <text:p text:style-name="Standard">The phase 2 enhanced functionality will allow the wallet platform the ability to attract a new type a user. These users will engage with the platform not to use the wallet functionaiolty but to provide the services and packaged applications for use with the wallet platform. These contributions will rewarded for their efforts in the form a platform token. This will have two fold effect, one it will allow the pltform to be dillivered in a ddecentralised manaer, and also to create a user base that has an interest in the platform growing and increasing usage as they will be rewarded directly if their services or development efforts are used by any wallet user on the platform.</text:p>
      <text:p text:style-name="Standard"/>
      <text:p text:style-name="Standard">Key bankup and recovery service</text:p>
      <text:p text:style-name="Standard"/>
      <text:p text:style-name="Standard">extend secure private payments service</text:p>
      <text:p text:style-name="Standard"/>
      <text:p text:style-name="Standard">blockchain tx interface methods service</text:p>
      <text:p text:style-name="Standard">- add more l2 chains (optimisum, zkEVM, ???)</text:p>
      <text:p text:style-name="Standard">- ERC721 interaction</text:p>
      <text:p text:style-name="Standard">- ERC1155 interaction</text:p>
      <text:p text:style-name="Standard">- bridging options evm chains</text:p>
      <text:p text:style-name="Standard"/>
      <text:p text:style-name="Standard">create crypto earning and investments service</text:p>
      <text:p text:style-name="Standard">- stake</text:p>
      <text:p text:style-name="Standard">- mine</text:p>
      <text:p text:style-name="Standard">- funds</text:p>
      <text:p text:style-name="Standard"><text:soft-page-break/></text:p>
      <text:p text:style-name="Standard">extended package management service</text:p>
      <text:p text:style-name="Standard">- handle crpto investment service</text:p>
      <text:p text:style-name="Standard"/>
      <text:p text:style-name="Standard">extend data service</text:p>
      <text:p text:style-name="Standard">- zero knowledge sharing/varification of user data</text:p>
      <text:p text:style-name="Standard"/>
      <text:p text:style-name="Standard">extend p2p network service</text:p>
      <text:p text:style-name="Standard">- secure messaging</text:p>
      <text:p text:style-name="Standard">- secure audio </text:p>
      <text:p text:style-name="Standard">- secure video </text:p>
      <text:p text:style-name="Standard"/>
      <text:p text:style-name="Standard">smart contract abi interface</text:p>
      <text:p text:style-name="Standard"/>
      <text:p text:style-name="P3">------------------------------------------------------------------</text:p>
      <text:p text:style-name="Standard"/>
      <text:p text:style-name="P5">Justification for phased development approach</text:p>
      <text:p text:style-name="P1"/>
      <text:p text:style-name="P1">Explain the the development path and how the intial platform would target a given user base (international remitance payments) as this is a growinig base, and then move on to the the other main features that will build long term comitment to the platform and how this will be achieved.</text:p>
      <text:p text:style-name="P1"/>
      <text:p text:style-name="P2">------------------------------------------------------------------</text:p>
      <text:p text:style-name="P1"/>
      <text:p text:style-name="P5">Excelerated Develpment Plan</text:p>
      <text:p text:style-name="P5"/>
      <text:p text:style-name="P6">Should there be a requirement for a excelerated development time line for phase 1 or phase 2 targeted platform, this could be achieved by breaking down the development tasks further into the core function work flows</text:p>
      <text:p text:style-name="P6"/>
      <text:p text:style-name="P6"><text:s/>This would allow individual work streams to be assigned to multipul developers simaltainously so that each can focus on their assigned workflow.</text:p>
      <text:p text:style-name="P6"/>
      <text:p text:style-name="P6">This approach would speed up delivery of the overall platform. I have attempted to show this in the project gant chart. By doing this the reader will be able to see visualy what each individual work flow would be and how it could be approached in linear maner by a single developer or in a paralle maner by a team of developers.</text:p>
      <text:p text:style-name="P6"/>
      <text:p text:style-name="P6">Depending on what the targeted time scale are and the development budget. The phase 1 or phase 2 delivery times could be reduced or increased by taking this approach. The development team to be scaled up so as to speed the development cycle or redecued if the buget was not available at the time.</text:p>
      <text:p text:style-name="P6"/>
      <text:p text:style-name="P6">By dividing the development tasks into unquie work flows that can be approached as an individual or a team, flexbility is created in the speed of the development and the target of the development work to achieve functional goals.</text:p>
      <text:p text:style-name="P6"/>
      <text:p text:style-name="P6">This approach should also alows developers to be enaged that have a skill set that is highly suited to the development task at hand. For example I have worked with recently a graduated software developer whos focus in their final project was on zero knowledge proofs and use in private payment network. This person could be assign the develpoment of the private payments work flow and the integration of these functions into the overall Wallet Platform functionality. I think this <text:soft-page-break/>would allow the the development team to focus on key functional services and speed up delivery and quality of the final product in a timely manner.</text:p>
      <text:p text:style-name="P6"/>
      <text:p text:style-name="P6">However to achieve the above mentioned benfits and the speeding up of the overall time line. There would need to be be a full analysis of the platform and each services function work flow being targeted and how the interactions between the different work flows would interact or interface with each other, so as to understand how the development task are best separated structured into their most simple separted approach.</text:p>
      <text:p text:style-name="P6"/>
      <text:p text:style-name="P6">The initial breakdown of the functional development work streams can be seen in the gant charts presented later in this document. These are open to amentment if there are potential changes to the focus of the development and functional features.</text:p>
      <text:p text:style-name="P6"/>
      <text:p text:style-name="P7">------------------------------------------------------------------</text:p>
      <text:p text:style-name="P6"/>
      <text:p text:style-name="P6"/>
      <text:p text:style-name="P6"/>
      <text:p text:style-name="P6"/>
      <text:p text:style-name="P6">Explain the finalsied platform and the potential benifits and use cases to sell the big idea. As part of this define the variose users/contibuters and how/why they are part of the over development plan.</text:p>
      <text:p text:style-name="P6"/>
      <text:p text:style-name="P6"/>
      <text:p text:style-name="P7">------------------------------------------------------------------</text:p>
      <text:p text:style-name="P6"/>
      <text:p text:style-name="P5">Overview of technolgies</text:p>
      <text:p text:style-name="P6"/>
      <text:p text:style-name="P6">Overview of technolgies to be used to build the solution and justify how/why they will be used. Also outline other options and how these may affect the final platform.</text:p>
      <text:p text:style-name="P6"/>
      <text:p text:style-name="P6">Technolgies used to deliver the functional services and Wallet Platform.</text:p>
      <text:p text:style-name="P6"/>
      <text:p text:style-name="P6">* nodejs as the primary development language</text:p>
      <text:p text:style-name="P6"/>
      <text:p text:style-name="P6">* electron to allow the creation of an electron app that can be targeted to mobile phone platform</text:p>
      <text:p text:style-name="P6"/>
      <text:p text:style-name="P6">* libp2p for the peer to peer networking and communications functionality</text:p>
      <text:p text:style-name="P6"/>
      <text:p text:style-name="P6">* ipfs as the intial means of sharing content between connected wallets</text:p>
      <text:p text:style-name="P6"/>
      <text:p text:style-name="P6">* ethers to intereracted with the evm complient blockchains</text:p>
      <text:p text:style-name="P6"/>
      <text:p text:style-name="P6">* solidity to create any smart contrcat functionality required to create the incentive and rewards structures and protocols, and network token.</text:p>
      <text:p text:style-name="P6"/>
      <text:p text:style-name="P6">* there will also be a requirement for other small nodejs modules to create the platform and these will be further defined by the overall developmebt team and/or the individual developer work on that functionality at the time.</text:p>
      <text:p text:style-name="P6"/>
      <text:p text:style-name="P6"/>
      <text:p text:style-name="P5">Development enviroment and approach</text:p>
      <text:p text:style-name="P6"/>
      <text:p text:style-name="P6"><text:soft-page-break/>* github used for source code repository, version control, work flow actions, and continuous integration with bult in testing and pull request intergration into primary development and release code bases.</text:p>
      <text:p text:style-name="P6">* hardhat for solidity development, testing, and deployment of solidity smart contrcat functionality.</text:p>
      <text:p text:style-name="P6">* jest for unit tesing and confirmation of correctness of code contributed. </text:p>
      <text:p text:style-name="P6">* code reviews and amendment before pull requests to keep code base consistant, clean, readable.</text:p>
      <text:p text:style-name="P6">* technical analysis of key functional flows by development team, so as to understand where risks may be, and how these best mitigated in the development process.</text:p>
      <text:p text:style-name="P6">* Continuous Integration and Continuous Delivery/Deployment using github actions, which aims to streamline and accelerate the software development lifecycle. Using devops and agile development techniques to help control and simplyfy the code base and interactions between the developmen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31T13:16:41.280843156</meta:creation-date>
    <meta:print-date>2024-01-31T13:59:46.081892467</meta:print-date>
    <dc:date>2024-01-31T14:00:11.726614008</dc:date>
    <meta:editing-duration>PT23M9S</meta:editing-duration>
    <meta:editing-cycles>1</meta:editing-cycles>
    <meta:document-statistic meta:table-count="0" meta:image-count="0" meta:object-count="0" meta:page-count="8" meta:paragraph-count="163" meta:word-count="2217" meta:character-count="13950" meta:non-whitespace-character-count="11885"/>
    <meta:generator>LibreOffice/6.1.5.2$Linux_X86_64 LibreOffice_project/10$Build-2</meta:generator>
  </office:meta>
</office:document-meta>
</file>